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3684" officeooo:paragraph-rsid="00163684"/>
    </style:style>
    <style:style style:name="P2" style:family="paragraph" style:parent-style-name="Standard">
      <style:text-properties fo:font-style="italic" officeooo:rsid="00163684" officeooo:paragraph-rsid="00163684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management is established by leaving the sensors and other components idle while not required.</text:p>
      <text:p text:style-name="P1">As a further step to save the energy, the MCU is suspended to a sleep mode using ‘rtcwake’.</text:p>
      <text:p text:style-name="P1"/>
      <text:p text:style-name="P2">sudo usr/sbin/rtcwake -m standby -s 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2:53:30.950135559</meta:creation-date>
    <dc:date>2020-07-09T22:56:23.342982555</dc:date>
    <meta:editing-duration>PT2M53S</meta:editing-duration>
    <meta:editing-cycles>1</meta:editing-cycles>
    <meta:document-statistic meta:table-count="0" meta:image-count="0" meta:object-count="0" meta:page-count="1" meta:paragraph-count="3" meta:word-count="39" meta:character-count="229" meta:non-whitespace-character-count="193"/>
    <meta:generator>LibreOffice/6.0.7.3$Linux_X86_64 LibreOffice_project/00m0$Build-3</meta:generator>
  </office:meta>
</office:document-meta>
</file>